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erriweather1" svg:font-family="Merriweather"/>
    <style:font-face style:name="Merriweather" svg:font-family="Merriweather, serif"/>
    <style:font-face style:name="Open Sans" svg:font-family="'Open Sans', sans-serif"/>
    <style:font-face style:name="0" svg:font-family="0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swald1" svg:font-family="Oswald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Endnote">
      <style:text-properties fo:font-size="8pt" officeooo:paragraph-rsid="000a3137" style:font-size-asian="10pt" style:font-size-complex="10pt"/>
    </style:style>
    <style:style style:name="P4" style:family="paragraph" style:parent-style-name="Heading_20_3">
      <style:text-properties officeooo:paragraph-rsid="000961b7"/>
    </style:style>
    <style:style style:name="P5" style:family="paragraph" style:parent-style-name="Preformatted_20_Text">
      <style:text-properties officeooo:paragraph-rsid="000eab85"/>
    </style:style>
    <style:style style:name="P6" style:family="paragraph" style:parent-style-name="Subtitle">
      <style:paragraph-properties fo:text-align="start" style:justify-single-word="false"/>
      <style:text-properties officeooo:paragraph-rsid="000be7d7"/>
    </style:style>
    <style:style style:name="P7" style:family="paragraph" style:parent-style-name="Subtitle">
      <style:paragraph-properties fo:text-align="start" style:justify-single-word="false"/>
      <style:text-properties fo:font-size="16pt" officeooo:paragraph-rsid="000a3137" style:font-size-asian="18pt" style:font-size-complex="18pt"/>
    </style:style>
    <style:style style:name="P8" style:family="paragraph" style:parent-style-name="Subtitle">
      <style:paragraph-properties fo:text-align="start" style:justify-single-word="false"/>
      <style:text-properties fo:font-size="16pt" officeooo:paragraph-rsid="000be7d7" style:font-size-asian="18pt" style:font-size-complex="18pt"/>
    </style:style>
    <style:style style:name="P9" style:family="paragraph" style:parent-style-name="Text_20_body" style:list-style-name="L1">
      <style:text-properties fo:font-size="10pt" officeooo:rsid="000a3137" officeooo:paragraph-rsid="000a3137" style:font-size-asian="10pt" style:font-size-complex="10pt"/>
    </style:style>
    <style:style style:name="P10" style:family="paragraph" style:parent-style-name="Text_20_body" style:list-style-name="L1">
      <style:text-properties fo:font-size="10pt" officeooo:rsid="000a3137" officeooo:paragraph-rsid="000be7d7" style:font-size-asian="10pt" style:font-size-complex="10pt"/>
    </style:style>
    <style:style style:name="P11" style:family="paragraph" style:parent-style-name="Text_20_body" style:list-style-name="L1">
      <style:text-properties fo:font-size="10pt" officeooo:paragraph-rsid="000a3137" style:font-size-asian="10pt" style:font-size-complex="10pt"/>
    </style:style>
    <style:style style:name="P12" style:family="paragraph" style:parent-style-name="Text_20_body" style:list-style-name="L1">
      <style:text-properties fo:font-size="10pt" officeooo:paragraph-rsid="000d6dfa" style:font-size-asian="10pt" style:font-size-complex="10pt"/>
    </style:style>
    <style:style style:name="P13" style:family="paragraph" style:parent-style-name="Text_20_body" style:list-style-name="L1">
      <style:text-properties fo:font-size="10pt" officeooo:rsid="000be7d7" officeooo:paragraph-rsid="000be7d7" style:font-size-asian="10pt" style:font-size-complex="10pt"/>
    </style:style>
    <style:style style:name="P14" style:family="paragraph" style:parent-style-name="Text_20_body" style:list-style-name="L1">
      <style:text-properties fo:font-size="10pt" officeooo:rsid="000d6dfa" officeooo:paragraph-rsid="000d6dfa" style:font-size-asian="10pt" style:font-size-complex="10pt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2pt" officeooo:rsid="000a3137" officeooo:paragraph-rsid="000a3137" style:font-size-asian="10pt" style:font-size-complex="10pt"/>
    </style:style>
    <style:style style:name="P16" style:family="paragraph" style:parent-style-name="Text_20_body">
      <style:text-properties officeooo:paragraph-rsid="000d6dfa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Merriweather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fo:font-weight="bold" officeooo:rsid="000a313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fo:font-weight="bold" officeooo:rsid="000be7d7" style:text-blinking="false" fo:background-color="transparent" loext:char-shading-value="0" style:font-name-asian="Microsoft YaHei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fo:font-weight="bold" officeooo:rsid="000be7d7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officeooo:rsid="000a3137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fo:font-weight="normal" officeooo:rsid="000a3137" style:text-blinking="false" fo:background-color="transparent" loext:char-shading-value="0" style:font-name-asian="Microsoft YaHei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fo:font-weight="normal" officeooo:rsid="000be7d7" style:text-blinking="false" fo:background-color="transparent" loext:char-shading-value="0" style:font-name-asian="Microsoft YaHei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fo:font-weight="normal" officeooo:rsid="000be7d7" style:text-blinking="false" fo:background-color="transparent" loext:char-shading-value="0" style:font-name-asian="Microsoft YaHei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Merriweather" fo:font-size="12pt" fo:font-style="normal" style:text-underline-style="none" fo:font-weight="normal" officeooo:rsid="000be7d7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a3137"/>
    </style:style>
    <style:style style:name="T16" style:family="text">
      <style:text-properties officeooo:rsid="000be7d7"/>
    </style:style>
    <style:style style:name="T17" style:family="text">
      <style:text-properties officeooo:rsid="000d6dfa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0d6dfa" style:font-size-asian="10.5pt" style:font-size-complex="10.5pt"/>
    </style:style>
    <style:style style:name="T20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Heading_20_3" text:outline-level="3">Education</text:h>
      <text:p text:style-name="P16"><text:span text:style-name="T14">Georgia Gwinnett College</text:span> / Bachelors of Science in Psychology </text:p>
      <text:p text:style-name="P16"><text:span text:style-name="T18">Aug 2017 - Aug 2021, Lawrenceville, GA</text:span> </text:p>
      <text:p text:style-name="P16"><text:span text:style-name="T18">GPA: 3.</text:span><text:span text:style-name="T19">66</text:span> </text:p>
      <text:h text:style-name="P4" text:outline-level="3">Awards</text:h>
      <text:p text:style-name="Preformatted_20_Text">Deans list 4</text:p>
      <text:p text:style-name="Preformatted_20_Text">Presidents list spring 2021</text:p>
      <text:p text:style-name="Preformatted_20_Text">Outstanding Award – Elite Scholars Program</text:p>
      <text:p text:style-name="Preformatted_20_Text">Publix Recognition Card</text:p>
      <text:p text:style-name="Preformatted_20_Text">HOPE Scholarship</text:p>
      <text:p text:style-name="Preformatted_20_Text">President's Choice Scholarship</text:p>
      <text:h text:style-name="Heading_20_3" text:outline-level="3">Class Assignments</text:h>
      <text:p text:style-name="Preformatted_20_Text">Noisin, E. (2018). <text:a xlink:type="simple" xlink:href="../papr_sapirWhorf_2018.pdf" office:target-frame-name="_top" xlink:show="replace" text:style-name="Internet_20_link" text:visited-style-name="Visited_20_Internet_20_Link"><text:span text:style-name="Hyperlink">Sapir–Whorf Hypothesis: Literary Review</text:span></text:a>. <text:span text:style-name="Default_20_Paragraph_20_Font"><text:span text:style-name="T2">Georgia Gwinnett College</text:span></text:span>. </text:p>
      <text:p text:style-name="Preformatted_20_Text"/>
      <text:p text:style-name="Preformatted_20_Text">Noisin, E. (2019, October 28). <text:a xlink:type="simple" xlink:href="../papr_nicomachean_2019.pdf" office:target-frame-name="_top" xlink:show="replace" text:style-name="Internet_20_link" text:visited-style-name="Visited_20_Internet_20_Link"><text:span text:style-name="Hyperlink"><text:span text:style-name="T2">The Key to Happiness</text:span></text:span></text:a>. Speech. <text:span text:style-name="Default_20_Paragraph_20_Font"><text:span text:style-name="T2">Georgia Gwinnett College</text:span></text:span>.</text:p>
      <text:p text:style-name="Preformatted_20_Text"/>
      <text:p text:style-name="Preformatted_20_Text">Noisin, E. (2020, December 1). <text:a xlink:type="simple" xlink:href="../papr_JLwhite_2020.pdf" office:target-frame-name="_top" xlink:show="replace" text:style-name="Internet_20_link" text:visited-style-name="Visited_20_Internet_20_Link"><text:span text:style-name="Hyperlink">The Godfather of Black Psychology</text:span></text:a>. <text:span text:style-name="Default_20_Paragraph_20_Font"><text:span text:style-name="T2">Georgia Gwinnett College</text:span></text:span>. <text:s text:c="2"/></text:p>
      <text:p text:style-name="Preformatted_20_Text"/>
      <text:p text:style-name="Preformatted_20_Text">Noisin, E. (2021, April 4). Milla Granson Project (AFAM).<text:span text:style-name="Default_20_Paragraph_20_Font"><text:span text:style-name="T2"> Georgia Gwinnett College</text:span></text:span>. <text:a xlink:type="simple" xlink:href="https://www.youtube.com/watch?app=desktop&amp;v=q75QnMTJiqM&amp;feature=youtu.be." office:target-frame-name="_top" xlink:show="replace" text:style-name="Internet_20_link" text:visited-style-name="Visited_20_Internet_20_Link"><text:span text:style-name="Hyperlink">Milla Granson Project (AFAM)</text:span></text:a>. </text:p>
      <text:p text:style-name="Preformatted_20_Text"/>
      <text:p text:style-name="Preformatted_20_Text">Special topics python A</text:p>
      <text:h text:style-name="Heading_20_3" text:outline-level="3">Presentations</text:h>
      <text:p text:style-name="Preformatted_20_Text">Noisin, E. (2020, June 8–12). <text:a xlink:type="simple" xlink:href="../pres_GURP_2020.pdf" office:target-frame-name="_top" xlink:show="replace" text:style-name="Internet_20_link" text:visited-style-name="Visited_20_Internet_20_Link"><text:span text:style-name="Hyperlink"><text:span text:style-name="T2">Effect of Breathing Placebo on Working Memory</text:span></text:span></text:a><text:span text:style-name="Default_20_Paragraph_20_Font"><text:span text:style-name="T2"> </text:span></text:span>[Conference presentation (online)]. GURP 2020 Conference, Kennesaw, GA. <text:a xlink:type="simple" xlink:href="https://www.youtube.com/watch?app=desktop&amp;v=dWxxbRg6UaU&amp;feature=youtu.be" office:target-frame-name="_top" xlink:show="replace" text:style-name="Internet_20_link" text:visited-style-name="Visited_20_Internet_20_Link"><text:span text:style-name="Hyperlink">convention.GUR</text:span></text:a><text:bookmark-start text:name="_Hlt78376965"/><text:bookmark-start text:name="_Hlt78376964"/><text:a xlink:type="simple" xlink:href="https://www.youtube.com/watch?app=desktop&amp;v=dWxxbRg6UaU&amp;feature=youtu.be" office:target-frame-name="_top" xlink:show="replace" text:style-name="Internet_20_link" text:visited-style-name="Visited_20_Internet_20_Link"><text:span text:style-name="Hyperlink">P</text:span></text:a><text:bookmark-end text:name="_Hlt78376965"/><text:bookmark-end text:name="_Hlt78376964"/><text:a xlink:type="simple" xlink:href="https://www.youtube.com/watch?app=desktop&amp;v=dWxxbRg6UaU&amp;feature=youtu.be" office:target-frame-name="_top" xlink:show="replace" text:style-name="Internet_20_link" text:visited-style-name="Visited_20_Internet_20_Link"><text:span text:style-name="Hyperlink">/2020-</text:span></text:a><text:bookmark-start text:name="_Hlt78376944"/><text:bookmark-start text:name="_Hlt78376943"/><text:a xlink:type="simple" xlink:href="https://www.youtube.com/watch?app=desktop&amp;v=dWxxbRg6UaU&amp;feature=youtu.be" office:target-frame-name="_top" xlink:show="replace" text:style-name="Internet_20_link" text:visited-style-name="Visited_20_Internet_20_Link"><text:span text:style-name="Hyperlink">v</text:span></text:a><text:bookmark-end text:name="_Hlt78376944"/><text:bookmark-end text:name="_Hlt78376943"/><text:a xlink:type="simple" xlink:href="https://www.youtube.com/watch?app=desktop&amp;v=dWxxbRg6UaU&amp;feature=youtu.be" office:target-frame-name="_top" xlink:show="replace" text:style-name="Internet_20_link" text:visited-style-name="Visited_20_Internet_20_Link"><text:span text:style-name="Hyperlink">ideo</text:span></text:a></text:p>
      <text:p text:style-name="Preformatted_20_Text"/>
      <text:p text:style-name="Preformatted_20_Text">Noisin, E., Zaki, E., &amp; Sugatapala, D. C. (2020, November 12). <text:a xlink:type="simple" xlink:href="../pres_CREATE_2020.pdf" office:target-frame-name="_top" xlink:show="replace" text:style-name="Internet_20_link" text:visited-style-name="Visited_20_Internet_20_Link"><text:span text:style-name="Hyperlink"><text:span text:style-name="T2">Introduction to Computational Neuroscience and Seizure Models in Drosophila</text:span></text:span></text:a><text:span text:style-name="Default_20_Paragraph_20_Font"><text:span text:style-name="T2"> </text:span></text:span>[Conference presentation (online)]. CREATE 2020 Conference, Georgia Gwinnett College.<text:span text:style-name="Default_20_Paragraph_20_Font"><text:span text:style-name="T2"> </text:span></text:span></text:p>
      <text:p text:style-name="Preformatted_20_Text"/>
      <text:p text:style-name="Preformatted_20_Text">Noisin, E., Zaki, E., &amp; Sugatapala, D. C. (2021, January 11). <text:a xlink:type="simple" xlink:href="../pres_SfN_2021.pdf" office:target-frame-name="_top" xlink:show="replace" text:style-name="Internet_20_link" text:visited-style-name="Visited_20_Internet_20_Link"><text:span text:style-name="Hyperlink"><text:span text:style-name="T1">A Crash Course in Computational Neuroscience for Undergraduate Students</text:span></text:span></text:a><text:span text:style-name="Default_20_Paragraph_20_Font"><text:span text:style-name="T2"> </text:span></text:span>[Conference presentation (online)]. SfN 2020 Conference, Washington, D.C.. <text:a xlink:type="simple" xlink:href="../audi_SfN_2021.mp3" office:target-frame-name="_top" xlink:show="replace" text:style-name="Internet_20_link" text:visited-style-name="Visited_20_Internet_20_Link"><text:span text:style-name="Hyperlink">convention.SfN/2</text:span></text:a><text:bookmark-start text:name="_Hlt78380235"/><text:a xlink:type="simple" xlink:href="../audi_SfN_2021.mp3" office:target-frame-name="_top" xlink:show="replace" text:style-name="Internet_20_link" text:visited-style-name="Visited_20_Internet_20_Link"><text:span text:style-name="Hyperlink">0</text:span></text:a><text:bookmark-end text:name="_Hlt78380235"/><text:a xlink:type="simple" xlink:href="../audi_SfN_2021.mp3" office:target-frame-name="_top" xlink:show="replace" text:style-name="Internet_20_link" text:visited-style-name="Visited_20_Internet_20_Link"><text:span text:style-name="Hyperlink">21-audio</text:span></text:a></text:p>
      <text:p text:style-name="Preformatted_20_Text"/>
      <text:p text:style-name="Preformatted_20_Text">Noisin, E., Burgess, A.(2021, April 29). <text:a xlink:type="simple" xlink:href="../pres_STaRs_2021.pdf" office:target-frame-name="_top" xlink:show="replace" text:style-name="Internet_20_link" text:visited-style-name="Visited_20_Internet_20_Link"><text:span text:style-name="Hyperlink"><text:span text:style-name="T1">STaRS Contests for Neurons in Action</text:span></text:span></text:a> [Conference presentation (online)]. STaRS 2021 Conference, Georgia Gwinnett College. </text:p>
      <text:p text:style-name="P1"><text:s/></text:p>
      <text:p text:style-name="Preformatted_20_Text">Noisin, E. (2021, May 14). <text:a xlink:type="simple" xlink:href="../pres_CREATE_2021.pdf" office:target-frame-name="_top" xlink:show="replace" text:style-name="Internet_20_link" text:visited-style-name="Visited_20_Internet_20_Link"><text:span text:style-name="Hyperlink"><text:span text:style-name="T1">Computer Simulation of Synaptic Currents Explain Phenomenon in Drosophila Motoneurons</text:span></text:span></text:a><text:span text:style-name="Default_20_Paragraph_20_Font"><text:span text:style-name="T1"> </text:span></text:span>[Conference presentation (online)]. CREATE 2021 Conference, Conference, Georgia Gwinnett College. <text:a xlink:type="simple" xlink:href="https://www.youtube.com/watch?app=desktop&amp;v=2FwZ5QqXeLs&amp;feature=youtu.be" office:target-frame-name="_top" xlink:show="replace" text:style-name="Internet_20_link" text:visited-style-name="Visited_20_Internet_20_Link"><text:span text:style-name="Hyperlink">convention.CREATE/202</text:span></text:a><text:bookmark-start text:name="_Hlt78380508"/><text:bookmark-start text:name="_Hlt78380507"/><text:a xlink:type="simple" xlink:href="https://www.youtube.com/watch?app=desktop&amp;v=2FwZ5QqXeLs&amp;feature=youtu.be" office:target-frame-name="_top" xlink:show="replace" text:style-name="Internet_20_link" text:visited-style-name="Visited_20_Internet_20_Link"><text:span text:style-name="Hyperlink">1</text:span></text:a><text:bookmark-end text:name="_Hlt78380508"/><text:bookmark-end text:name="_Hlt78380507"/><text:a xlink:type="simple" xlink:href="https://www.youtube.com/watch?app=desktop&amp;v=2FwZ5QqXeLs&amp;feature=youtu.be" office:target-frame-name="_top" xlink:show="replace" text:style-name="Internet_20_link" text:visited-style-name="Visited_20_Internet_20_Link"><text:span text:style-name="Hyperlink">-video</text:span></text:a></text:p>
      <text:p text:style-name="Preformatted_20_Text"/>
      <text:h text:style-name="Heading_20_3" text:outline-level="3">Internship</text:h>
      <text:p text:style-name="Preformatted_20_Text">GSoC – INCF</text:p>
      <text:h text:style-name="Heading_20_3" text:outline-level="3"><text:soft-page-break/>Clubs</text:h>
      <text:p text:style-name="Preformatted_20_Text">Elite Scholars Program</text:p>
      <text:p text:style-name="Preformatted_20_Text">Mentor Collective</text:p>
      <text:h text:style-name="Heading_20_3" text:outline-level="3">Certifications</text:h>
      <text:p text:style-name="Preformatted_20_Text"><text:a xlink:type="simple" xlink:href="../key/cert_CPR_2019.pdf" office:target-frame-name="_top" xlink:show="replace" text:style-name="Internet_20_link" text:visited-style-name="Visited_20_Internet_20_Link">CPR and A</text:a><text:a xlink:type="simple" xlink:href="../key/cert_CPR_2019.pdf" office:target-frame-name="_top" xlink:show="replace" text:style-name="Internet_20_link" text:visited-style-name="Visited_20_Internet_20_Link">ED</text:a></text:p>
      <text:p text:style-name="Preformatted_20_Text"><text:a xlink:type="simple" xlink:href="../key" office:target-frame-name="_top" xlink:show="replace" text:style-name="Internet_20_link" text:visited-style-name="Visited_20_Internet_20_Link">Responsible Conduct of Research</text:a></text:p>
      <text:p text:style-name="Preformatted_20_Text">Pharmacy - expired</text:p>
      <text:p text:style-name="Preformatted_20_Text">Personal trainer - expired</text:p>
      <text:h text:style-name="Heading_20_3" text:outline-level="3">Skills</text:h>
      <text:p text:style-name="Preformatted_20_Text">Built GPU miner</text:p>
      <text:p text:style-name="Preformatted_20_Text">Go getter</text:p>
      <text:p text:style-name="Preformatted_20_Text">Jack of all trades</text:p>
      <text:p text:style-name="Preformatted_20_Text">Official/ unofficial mentor (Life)</text:p>
      <text:p text:style-name="Preformatted_20_Text">Diplomacy</text:p>
      <text:p text:style-name="Preformatted_20_Text">Adaptable</text:p>
      <text:p text:style-name="Preformatted_20_Text">Tech aficionado</text:p>
      <text:p text:style-name="Preformatted_20_Text">Honest(in all aspects of the word)</text:p>
      <text:p text:style-name="Preformatted_20_Text">Organized</text:p>
      <text:p text:style-name="Preformatted_20_Text">Leadership <text:s text:c="12"/></text:p>
      <text:p text:style-name="Preformatted_20_Text">Problem Solver</text:p>
      <text:p text:style-name="Preformatted_20_Text">Interculturally Fluent</text:p>
      <text:p text:style-name="Preformatted_20_Text">Excel</text:p>
      <text:p text:style-name="P5">Computer Savvy </text:p>
      <text:p text:style-name="P5">Premier Customer Service </text:p>
      <text:p text:style-name="P5">Acumen </text:p>
      <text:p text:style-name="P5">Efficient </text:p>
      <text:p text:style-name="P5">Work Ethics </text:p>
      <text:p text:style-name="P5">Organized </text:p>
      <text:p text:style-name="P5">Developed </text:p>
      <text:p text:style-name="P5">Written and Oral Communication </text:p>
      <text:p text:style-name="P5">SPSS </text:p>
      <text:p text:style-name="P5">APA Format </text:p>
      <text:p text:style-name="P5">Excel </text:p>
      <text:p text:style-name="P5">Developed Written and Oral Communication </text:p>
      <text:h text:style-name="Heading_20_3" text:outline-level="3">Jobs</text:h>
      <text:p text:style-name="Text_20_body"/>
      <text:p text:style-name="P6"><text:span text:style-name="T5">First Few Jobs</text:span><text:span text:style-name="T4"> / </text:span><text:span text:style-name="T10">[</text:span><text:span text:style-name="T11">Entertainment Palace</text:span><text:span text:style-name="T10">, UPS Warehouse, AJC Warehouse]</text:span></text:p>
      <text:p text:style-name="P3"><text:span text:style-name="T15">May 2015</text:span> – <text:span text:style-name="T15">July </text:span>201<text:span text:style-name="T15">7</text:span>, GA</text:p>
      <text:list xml:id="list1729079880" text:style-name="L1">
        <text:list-item>
          <text:p text:style-name="P9">Learned entry level customer service skills</text:p>
        </text:list-item>
        <text:list-item>
          <text:p text:style-name="P9">Learned the workings of warehouse operations </text:p>
        </text:list-item>
        <text:list-item>
          <text:p text:style-name="P15"><text:span text:style-name="T3">I know how newspapers are made <text:s/></text:span></text:p>
        </text:list-item>
      </text:list>
      <text:p text:style-name="P7"><text:span text:style-name="T4">College Hunks </text:span><text:span text:style-name="T5">Hauling Junk </text:span><text:span text:style-name="T4">/ </text:span><text:span text:style-name="T9">Mover</text:span></text:p>
      <text:p text:style-name="P3"><text:span text:style-name="T15">October</text:span> 201<text:span text:style-name="T15">7</text:span> – <text:span text:style-name="T15">May </text:span>201<text:span text:style-name="T15">8</text:span>, <text:span text:style-name="T15">Winder</text:span>, GA</text:p>
      <text:list xml:id="list192551433851262" text:continue-numbering="true" text:style-name="L1">
        <text:list-item>
          <text:p text:style-name="P9">Required to be able to lift heavy objects without doing damage to house and item </text:p>
        </text:list-item>
        <text:list-item>
          <text:p text:style-name="P10">Gave in-person and on-phone quotes for a given job</text:p>
        </text:list-item>
        <text:list-item>
          <text:p text:style-name="P10"><text:span text:style-name="T16">Ability to drive 16-foot truck</text:span></text:p>
        </text:list-item>
      </text:list>
      <text:p text:style-name="P8"><text:soft-page-break/><text:span text:style-name="T6">Aramark</text:span><text:span text:style-name="T4"> / </text:span><text:span text:style-name="T12">Cook</text:span></text:p>
      <text:p text:style-name="P3">J<text:span text:style-name="T16">anuary</text:span> 201<text:span text:style-name="T16">8</text:span> – <text:span text:style-name="T16">March</text:span> 20<text:span text:style-name="T16">20</text:span>, <text:span text:style-name="T16">Lawrenceville</text:span>, GA</text:p>
      <text:list xml:id="list192551731115958" text:continue-numbering="true" text:style-name="L1">
        <text:list-item>
          <text:p text:style-name="P13">Started in the dish room</text:p>
        </text:list-item>
        <text:list-item>
          <text:p text:style-name="P13">Became a server </text:p>
        </text:list-item>
        <text:list-item>
          <text:p text:style-name="P13">Soon a weekend cook</text:p>
        </text:list-item>
        <text:list-item>
          <text:p text:style-name="P13">Covid</text:p>
        </text:list-item>
      </text:list>
      <text:p text:style-name="P7"><text:span text:style-name="T4">LA Fitness / </text:span><text:span text:style-name="T8">Personal Trainer</text:span></text:p>
      <text:p text:style-name="P3">June 2019 – December2019, Sugarhill, GA</text:p>
      <text:list xml:id="list192551725696757" text:continue-numbering="true" text:style-name="L1">
        <text:list-item>
          <text:p text:style-name="P11">Design customized workout programs and train our members based on their needs</text:p>
        </text:list-item>
        <text:list-item>
          <text:p text:style-name="P11">Implement strategies for client retention.</text:p>
        </text:list-item>
        <text:list-item>
          <text:p text:style-name="P11">Have impeccable time management and organizational skills</text:p>
        </text:list-item>
      </text:list>
      <text:p text:style-name="P7"><text:span text:style-name="T6">Publix</text:span><text:span text:style-name="T4"> / </text:span><text:span text:style-name="T13">Meat &amp; Cheese Clerk</text:span></text:p>
      <text:p text:style-name="P3"><text:span text:style-name="T16">April</text:span> 20<text:span text:style-name="T16">20</text:span> – <text:span text:style-name="T16">August </text:span>20<text:span text:style-name="T16">20</text:span>, <text:span text:style-name="T16">Lawrenceville</text:span>, GA</text:p>
      <text:list xml:id="list192553234302013" text:continue-numbering="true" text:style-name="L1">
        <text:list-item>
          <text:p text:style-name="P12">Provides premier customer service, including greeting customers and answering their questions. </text:p>
        </text:list-item>
        <text:list-item>
          <text:p text:style-name="P12">Orders the proper amount of product for the lunch meat and cheese cases. </text:p>
        </text:list-item>
        <text:list-item>
          <text:p text:style-name="P12">Rotates product within date and properly displays it. </text:p>
        </text:list-item>
      </text:list>
      <text:p text:style-name="P7"><text:span text:style-name="T6">Kroger </text:span><text:span text:style-name="T4">/ </text:span><text:span text:style-name="T13">Pharmacy Technician</text:span><text:span text:style-name="T7"> </text:span></text:p>
      <text:p text:style-name="P3"><text:span text:style-name="T16">September</text:span> 2<text:span text:style-name="T16">020</text:span> – <text:span text:style-name="T16">June </text:span>20<text:span text:style-name="T16">21</text:span>, <text:span text:style-name="T17">Embry</text:span>, GA</text:p>
      <text:list xml:id="list192553063642313" text:continue-numbering="true" text:style-name="L1">
        <text:list-item>
          <text:p text:style-name="P14">Input and fill prescriptions during a pandemic </text:p>
        </text:list-item>
        <text:list-item>
          <text:p text:style-name="P14">Answer questions that customer has about prescriptions</text:p>
        </text:list-item>
        <text:list-item>
          <text:p text:style-name="P14">Creating drug orders for inventory <text:s/></text:p>
        </text:list-item>
      </text:list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erriweather1" svg:font-family="Merriweather"/>
    <style:font-face style:name="Merriweather" svg:font-family="Merriweather, serif"/>
    <style:font-face style:name="Open Sans" svg:font-family="'Open Sans', sans-serif"/>
    <style:font-face style:name="0" svg:font-family="0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normal" style:family="paragraph" style:default-outline-level="">
      <style:paragraph-properties fo:margin-left="-0.0102in" fo:margin-right="0in" fo:margin-top="0.0835in" fo:margin-bottom="0in" style:contextual-spacing="false" fo:line-height="120%" fo:text-align="start" style:justify-single-word="false" fo:orphans="2" fo:widows="2" fo:text-indent="0in" style:auto-text-indent="false" style:writing-mode="lr-t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O-normal" style:family="paragraph" style:default-outline-level="">
      <style:paragraph-properties fo:margin-left="-0.0102in" fo:margin-right="0in" fo:margin-top="0.0835in" fo:margin-bottom="0in" style:contextual-spacing="false" fo:line-height="120%" fo:text-align="start" style:justify-single-word="false" fo:orphans="2" fo:widows="2" fo:hyphenation-ladder-count="no-limit" fo:text-indent="0in" style:auto-text-indent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0" style:font-family-asian="0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true" loext:hyphenation-no-caps="false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0" style:font-family-asian="0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7-20T20:13:00Z</meta:creation-date>
    <dc:date>2021-08-05T11:30:31.121000000</dc:date>
    <meta:editing-cycles>7</meta:editing-cycles>
    <meta:editing-duration>PT2H55M16S</meta:editing-duration>
    <meta:document-statistic meta:table-count="0" meta:image-count="0" meta:object-count="0" meta:page-count="3" meta:paragraph-count="92" meta:word-count="529" meta:character-count="3643" meta:non-whitespace-character-count="3170"/>
    <meta:template xlink:type="simple" xlink:actuate="onRequest" xlink:title="" xlink:href="Normal"/>
  </office:meta>
</office:document-meta>
</file>